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4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1.81pt"/>
    </style:style>
    <style:style style:name="co4" style:family="table-column">
      <style:table-column-properties fo:break-before="auto" style:column-width="92.61pt"/>
    </style:style>
    <style:style style:name="co5" style:family="table-column">
      <style:table-column-properties fo:break-before="auto" style:column-width="89.74pt"/>
    </style:style>
    <style:style style:name="co6" style:family="table-column">
      <style:table-column-properties fo:break-before="auto" style:column-width="110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empo por Pe cabecalho usando baudrate 115200, alarm(1) e Tprop = 0</text:p>
          </table:table-cell>
          <table:table-cell table:number-columns-repeated="6"/>
          <table:table-cell office:value-type="string" calcext:value-type="string">
            <text:p>Filesize(bytes)</text:p>
          </table:table-cell>
          <table:table-cell office:value-type="float" office:value="73623" calcext:value-type="float">
            <text:p>7362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acket Size = 512 bytes</text:p>
          </table:table-cell>
          <table:table-cell/>
        </table:table-row>
        <table:table-row table:style-name="ro1">
          <table:table-cell office:value-type="string" calcext:value-type="string">
            <text:p>Pe cabecalho</text:p>
          </table:table-cell>
          <table:table-cell office:value-type="string" calcext:value-type="string">
            <text:p>Tempo(s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76" calcext:value-type="float">
            <text:p>6.76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.76" calcext:value-type="float">
            <text:p>14.76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.76" calcext:value-type="float">
            <text:p>23.76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3.76" calcext:value-type="float">
            <text:p>33.76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empo por Pe dados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76" calcext:value-type="float">
            <text:p>6.76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51" calcext:value-type="float">
            <text:p>7.5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.45" calcext:value-type="float">
            <text:p>8.45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.5" calcext:value-type="float">
            <text:p>8.5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.34" calcext:value-type="float">
            <text:p>9.34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.72" calcext:value-type="float">
            <text:p>9.72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Tempo por tamanho do pacote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.09" calcext:value-type="float">
            <text:p>9.09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.76" calcext:value-type="float">
            <text:p>7.7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7.1" calcext:value-type="float">
            <text:p>7.1</text:p>
          </table:table-cell>
          <table:table-cell table:number-columns-repeated="7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.76" calcext:value-type="float">
            <text:p>6.76</text:p>
          </table:table-cell>
          <table:table-cell table:number-columns-repeated="7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.59" calcext:value-type="float">
            <text:p>6.59</text:p>
          </table:table-cell>
          <table:table-cell table:number-columns-repeated="7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.51" calcext:value-type="float">
            <text:p>6.51</text:p>
          </table:table-cell>
          <table:table-cell table:number-columns-repeated="7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.48" calcext:value-type="float">
            <text:p>6.48</text:p>
          </table:table-cell>
          <table:table-cell table:number-columns-repeated="7"/>
        </table:table-row>
        <table:table-row table:style-name="ro1">
          <table:table-cell office:value-type="float" office:value="65535" calcext:value-type="float">
            <text:p>65535</text:p>
          </table:table-cell>
          <table:table-cell office:value-type="float" office:value="6.56" calcext:value-type="float">
            <text:p>6.56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empo por baudrate</text:p>
          </table:table-cell>
          <table:table-cell/>
          <table:table-cell office:value-type="string" calcext:value-type="string">
            <text:p>Pe simulados = 0</text:p>
          </table:table-cell>
          <table:table-cell table:number-columns-repeated="6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322.07" calcext:value-type="float">
            <text:p>322.07</text:p>
          </table:table-cell>
          <table:table-cell table:number-columns-repeated="7"/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61.06" calcext:value-type="float">
            <text:p>161.06</text:p>
          </table:table-cell>
          <table:table-cell table:number-columns-repeated="7"/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80.55" calcext:value-type="float">
            <text:p>80.55</text:p>
          </table:table-cell>
          <table:table-cell table:number-columns-repeated="7"/>
        </table:table-row>
        <table:table-row table:style-name="ro1">
          <table:table-cell office:value-type="float" office:value="19200" calcext:value-type="float">
            <text:p>19200</text:p>
          </table:table-cell>
          <table:table-cell office:value-type="float" office:value="40.3" calcext:value-type="float">
            <text:p>40.3</text:p>
          </table:table-cell>
          <table:table-cell table:number-columns-repeated="7"/>
        </table:table-row>
        <table:table-row table:style-name="ro1">
          <table:table-cell office:value-type="float" office:value="38400" calcext:value-type="float">
            <text:p>38400</text:p>
          </table:table-cell>
          <table:table-cell office:value-type="float" office:value="20.18" calcext:value-type="float">
            <text:p>20.18</text:p>
          </table:table-cell>
          <table:table-cell table:number-columns-repeated="7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13.47" calcext:value-type="float">
            <text:p>13.47</text:p>
          </table:table-cell>
          <table:table-cell table:number-columns-repeated="7"/>
        </table:table-row>
        <table:table-row table:style-name="ro1">
          <table:table-cell office:value-type="float" office:value="115200" calcext:value-type="float">
            <text:p>115200</text:p>
          </table:table-cell>
          <table:table-cell office:value-type="float" office:value="6.76" calcext:value-type="float">
            <text:p>6.76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empo por tprop : BAUDRATE=115200 ALARM_TIME=10 FRAME_SIZE=2048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51" calcext:value-type="float">
            <text:p>6.5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.52" calcext:value-type="float">
            <text:p>78.5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0.515" calcext:value-type="float">
            <text:p>150.515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ficiencia por 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udrate Teorico</text:p>
          </table:table-cell>
          <table:table-cell office:value-type="string" calcext:value-type="string">
            <text:p>Tprop</text:p>
          </table:table-cell>
          <table:table-cell office:value-type="string" calcext:value-type="string">
            <text:p>Frame_Siz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mpo total(ms)</text:p>
          </table:table-cell>
          <table:table-cell office:value-type="string" calcext:value-type="string">
            <text:p>Real Speed(bits/s)</text:p>
          </table:table-cell>
          <table:table-cell office:value-type="string" calcext:value-type="string">
            <text:p>S(efficiency)</text:p>
          </table:table-cell>
          <table:table-cell office:value-type="string" calcext:value-type="string">
            <text:p>Filesize(bytes)</text:p>
          </table:table-cell>
          <table:table-cell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.01" calcext:value-type="float">
            <text:p>0.01</text:p>
          </table:table-cell>
          <table:table-cell office:value-type="float" office:value="2048" calcext:value-type="float">
            <text:p>2048</text:p>
          </table:table-cell>
          <table:table-cell table:formula="of:=[.B45]*[.A45]/([.C45]*8)" office:value-type="float" office:value="0.00146484375" calcext:value-type="float">
            <text:p>0.0014648438</text:p>
          </table:table-cell>
          <table:table-cell office:value-type="float" office:value="10" calcext:value-type="float">
            <text:p>10</text:p>
          </table:table-cell>
          <table:table-cell table:formula="of:=([.H45]*8)/[.E45]" office:value-type="float" office:value="8774.4" calcext:value-type="float">
            <text:p>8774.4</text:p>
          </table:table-cell>
          <table:table-cell table:formula="of:=[.F45]/[.A45]" office:value-type="float" office:value="3.656" calcext:value-type="float">
            <text:p>3.656</text:p>
          </table:table-cell>
          <table:table-cell office:value-type="float" office:value="10968" calcext:value-type="float">
            <text:p>10968</text:p>
          </table:table-cell>
          <table:table-cell/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0.1" calcext:value-type="float">
            <text:p>0.1</text:p>
          </table:table-cell>
          <table:table-cell office:value-type="float" office:value="2048" calcext:value-type="float">
            <text:p>2048</text:p>
          </table:table-cell>
          <table:table-cell table:formula="of:=[.B46]*[.A46]/([.C46]*8)" office:value-type="float" office:value="0.029296875" calcext:value-type="float">
            <text:p>0.029296875</text:p>
          </table:table-cell>
          <table:table-cell office:value-type="float" office:value="1" calcext:value-type="float">
            <text:p>1</text:p>
          </table:table-cell>
          <table:table-cell table:formula="of:=([.H45]*8)/[.E46]" office:value-type="float" office:value="87744" calcext:value-type="float">
            <text:p>87744</text:p>
          </table:table-cell>
          <table:table-cell table:formula="of:=[.F46]/[.A46]" office:value-type="float" office:value="18.28" calcext:value-type="float">
            <text:p>18.28</text:p>
          </table:table-cell>
          <table:table-cell table:number-columns-repeated="2"/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0.2" calcext:value-type="float">
            <text:p>0.2</text:p>
          </table:table-cell>
          <table:table-cell office:value-type="float" office:value="2048" calcext:value-type="float">
            <text:p>2048</text:p>
          </table:table-cell>
          <table:table-cell table:formula="of:=[.B47]*[.A47]/([.C47]*8)" office:value-type="float" office:value="0.1171875" calcext:value-type="float">
            <text:p>0.1171875</text:p>
          </table:table-cell>
          <table:table-cell office:value-type="float" office:value="1" calcext:value-type="float">
            <text:p>1</text:p>
          </table:table-cell>
          <table:table-cell table:formula="of:=([.H45]*8)/[.E47]" office:value-type="float" office:value="87744" calcext:value-type="float">
            <text:p>87744</text:p>
          </table:table-cell>
          <table:table-cell table:formula="of:=[.F47]/[.A47]" office:value-type="float" office:value="9.14" calcext:value-type="float">
            <text:p>9.14</text:p>
          </table:table-cell>
          <table:table-cell table:number-columns-repeated="2"/>
        </table:table-row>
        <table:table-row table:style-name="ro1">
          <table:table-cell office:value-type="float" office:value="19200" calcext:value-type="float">
            <text:p>19200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table:formula="of:=[.B48]*[.A48]/([.C48]*8)" office:value-type="float" office:value="1.171875" calcext:value-type="float">
            <text:p>1.171875</text:p>
          </table:table-cell>
          <table:table-cell office:value-type="float" office:value="1" calcext:value-type="float">
            <text:p>1</text:p>
          </table:table-cell>
          <table:table-cell table:formula="of:=([.H45]*8)/[.E48]" office:value-type="float" office:value="87744" calcext:value-type="float">
            <text:p>87744</text:p>
          </table:table-cell>
          <table:table-cell table:formula="of:=[.F48]/[.A48]" office:value-type="float" office:value="4.57" calcext:value-type="float">
            <text:p>4.57</text:p>
          </table:table-cell>
          <table:table-cell table:number-columns-repeated="2"/>
        </table:table-row>
        <table:table-row table:style-name="ro1">
          <table:table-cell office:value-type="float" office:value="115200" calcext:value-type="float">
            <text:p>115200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table:formula="of:=[.B49]*[.A49]/([.C49]*8)" office:value-type="float" office:value="14.0625" calcext:value-type="float">
            <text:p>14.0625</text:p>
          </table:table-cell>
          <table:table-cell office:value-type="float" office:value="1" calcext:value-type="float">
            <text:p>1</text:p>
          </table:table-cell>
          <table:table-cell table:formula="of:=([.H45]*8)/[.E49]" office:value-type="float" office:value="87744" calcext:value-type="float">
            <text:p>87744</text:p>
          </table:table-cell>
          <table:table-cell table:formula="of:=[.F49]/[.A49]" office:value-type="float" office:value="0.761666666666667" calcext:value-type="float">
            <text:p>0.7616666667</text:p>
          </table:table-cell>
          <table:table-cell table:number-columns-repeated="2"/>
        </table:table-row>
        <table:table-row table:style-name="ro1">
          <table:table-cell office:value-type="float" office:value="115200" calcext:value-type="float">
            <text:p>115200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table:formula="of:=[.B50]*[.A50]/([.C50]*8)" office:value-type="float" office:value="56.25" calcext:value-type="float">
            <text:p>56.25</text:p>
          </table:table-cell>
          <table:table-cell office:value-type="float" office:value="1" calcext:value-type="float">
            <text:p>1</text:p>
          </table:table-cell>
          <table:table-cell table:formula="of:=([.H45]*8)/[.E50]" office:value-type="float" office:value="87744" calcext:value-type="float">
            <text:p>87744</text:p>
          </table:table-cell>
          <table:table-cell table:formula="of:=[.F50]/[.A50]" office:value-type="float" office:value="0.761666666666667" calcext:value-type="float">
            <text:p>0.7616666667</text:p>
          </table:table-cell>
          <table:table-cell table:number-columns-repeated="2"/>
        </table:table-row>
        <table:table-row table:style-name="ro1">
          <table:table-cell office:value-type="float" office:value="115200" calcext:value-type="float">
            <text:p>115200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table:formula="of:=[.B51]*[.A51]/([.C51]*8)" office:value-type="float" office:value="112.5" calcext:value-type="float">
            <text:p>112.5</text:p>
          </table:table-cell>
          <table:table-cell office:value-type="float" office:value="1" calcext:value-type="float">
            <text:p>1</text:p>
          </table:table-cell>
          <table:table-cell table:formula="of:=([.H45]*8)/[.E51]" office:value-type="float" office:value="87744" calcext:value-type="float">
            <text:p>87744</text:p>
          </table:table-cell>
          <table:table-cell table:formula="of:=[.F51]/[.A51]" office:value-type="float" office:value="0.761666666666667" calcext:value-type="float">
            <text:p>0.7616666667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ficiencia por FER (4% em cabeçalho, 96% em dados) – Valores aproximados para trama de 128 byt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ze_trama</text:p>
          </table:table-cell>
          <table:table-cell office:value-type="string" calcext:value-type="string">
            <text:p>baudrate</text:p>
          </table:table-cell>
          <table:table-cell office:value-type="string" calcext:value-type="string">
            <text:p>fer</text:p>
          </table:table-cell>
          <table:table-cell office:value-type="string" calcext:value-type="string">
            <text:p>tempo total(ms)</text:p>
          </table:table-cell>
          <table:table-cell office:value-type="string" calcext:value-type="string">
            <text:p>Real Speed(bits/s)</text:p>
          </table:table-cell>
          <table:table-cell office:value-type="string" calcext:value-type="string">
            <text:p>S(efficiency)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15200" calcext:value-type="float">
            <text:p>115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E55]/[.B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formula="of:=[.E56]/[.B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table:formula="of:=[.E57]/[.B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table:formula="of:=[.E58]/[.B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table:formula="of:=[.E59]/[.B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2"/>
          <table:table-cell table:formula="of:=[.E60]/[.B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/>
          <table:table-cell table:formula="of:=[.E61]/[.B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2"/>
          <table:table-cell table:formula="of:=[.E62]/[.B55]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5T19:04:09.492660720</meta:creation-date>
    <dc:date>2017-11-05T21:19:09.775493644</dc:date>
    <meta:editing-duration>PT11M47S</meta:editing-duration>
    <meta:editing-cycles>3</meta:editing-cycles>
    <meta:generator>LibreOffice/5.1.6.2$Linux_X86_64 LibreOffice_project/10m0$Build-2</meta:generator>
    <meta:document-statistic meta:table-count="1" meta:cell-count="153" meta:object-count="0"/>
  </office:meta>
</office:document-meta>
</file>